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000000" draw:textarea-horizontal-align="justify" draw:textarea-vertical-align="middle" draw:auto-grow-height="false" fo:min-height="2.29cm" fo:min-width="2.04cm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ffffff" draw:textarea-horizontal-align="justify" draw:textarea-vertical-align="middle" draw:auto-grow-height="false" fo:min-height="2.238cm" fo:min-width="1.988cm" fo:padding-top="0.165cm" fo:padding-bottom="0.165cm" fo:padding-left="0.29cm" fo:padding-right="0.29cm"/>
    </style:style>
    <style:style style:name="gr3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="solid" draw:fill-color="#cccccc" draw:textarea-horizontal-align="justify" draw:textarea-vertical-align="middle" draw:auto-grow-height="false" fo:min-height="2.238cm" fo:min-width="1.988cm" fo:padding-top="0.165cm" fo:padding-bottom="0.165cm" fo:padding-left="0.29cm" fo:padding-right="0.29cm"/>
    </style:style>
    <style:style style:name="gr4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cccccc" draw:textarea-horizontal-align="justify" draw:textarea-vertical-align="middle" draw:auto-grow-height="false" fo:min-height="2.238cm" fo:min-width="1.988cm" fo:padding-top="0.165cm" fo:padding-bottom="0.165cm" fo:padding-left="0.29cm" fo:padding-right="0.29cm"/>
    </style:style>
    <style:style style:name="gr5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000000" draw:textarea-horizontal-align="justify" draw:textarea-vertical-align="middle" draw:auto-grow-height="false" fo:min-height="2.21cm" fo:min-width="10.723cm" fo:padding-top="0.165cm" fo:padding-bottom="0.165cm" fo:padding-left="0.29cm" fo:padding-right="0.29cm"/>
    </style:style>
    <style:style style:name="gr6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000000" draw:textarea-horizontal-align="justify" draw:textarea-vertical-align="middle" draw:auto-grow-height="false" fo:min-height="2.238cm" fo:min-width="4.909cm" fo:padding-top="0.165cm" fo:padding-bottom="0.165cm" fo:padding-left="0.29cm" fo:padding-right="0.29cm"/>
    </style:style>
    <style:style style:name="gr7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cccccc" draw:textarea-horizontal-align="justify" draw:textarea-vertical-align="middle" draw:auto-grow-height="false" fo:min-height="2.21cm" fo:min-width="1.96cm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="solid" draw:fill-color="#cccccc" draw:textarea-horizontal-align="justify" draw:textarea-vertical-align="middle" draw:auto-grow-height="false" fo:min-height="2.21cm" fo:min-width="1.96cm" fo:padding-top="0.165cm" fo:padding-bottom="0.165cm" fo:padding-left="0.29cm" fo:padding-right="0.29cm"/>
    </style:style>
    <style:style style:name="gr9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000000" draw:textarea-horizontal-align="justify" draw:textarea-vertical-align="middle" draw:auto-grow-height="false" fo:min-height="2.21cm" fo:min-width="1.96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color="#ffffff" fo:font-size="32pt" style:font-size-asian="32pt" style:font-size-complex="3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cccccc"/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-color="#cccccc"/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size="32pt"/>
    </style:style>
    <style:style style:name="P7" style:family="paragraph">
      <loext:graphic-properties draw:fill-color="#cccccc"/>
      <style:paragraph-properties fo:text-align="center"/>
      <style:text-properties fo:font-size="32pt"/>
    </style:style>
    <style:style style:name="P8" style:family="paragraph">
      <style:paragraph-properties fo:text-align="center"/>
      <style:text-properties fo:color="#ffffff" fo:font-size="32pt" style:font-size-asian="32pt" style:font-size-complex="32pt"/>
    </style:style>
    <style:style style:name="P9" style:family="paragraph">
      <style:paragraph-properties fo:text-align="center"/>
      <style:text-properties fo:color="#ffffff"/>
    </style:style>
    <style:style style:name="P10" style:family="paragraph">
      <loext:graphic-properties draw:fill-color="#000000"/>
      <style:paragraph-properties fo:text-align="center"/>
      <style:text-properties fo:color="#ffffff" fo:font-size="36pt" style:font-size-asian="36pt" style:font-size-complex="36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ffff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0.127cm" svg:y="0.127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3.048cm" svg:y="0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5.969cm" svg:y="0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2.54cm" svg:x="11.811cm" svg:y="0.127cm">
          <text:p text:style-name="P1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14.732cm" svg:y="0.1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2.54cm" svg:x="17.653cm" svg:y="0.127cm">
          <text:p text:style-name="P1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20.574cm" svg:y="0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0.127cm" svg:y="3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3.048cm" svg:y="3.0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5.969cm" svg:y="3.048cm">
          <text:p text:style-name="P6">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8.89cm" svg:y="3.0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303cm" svg:height="2.54cm" svg:x="11.811cm" svg:y="3.048cm">
          <text:p text:style-name="P8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2.54cm" svg:x="0.127cm" svg:y="5.969cm">
          <text:p text:style-name="P1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3.048cm" svg:y="5.9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8.89cm" svg:y="5.9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14.732cm" svg:y="5.9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17.653cm" svg:y="5.9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0.12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5.461cm" svg:height="2.54cm" svg:x="3.048cm" svg:y="8.89cm">
          <text:p text:style-name="P9"><text:span text:style-name="T3">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8.89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14.732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20.574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0.127cm" svg:y="11.8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20.574cm" svg:y="11.8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3.048cm" svg:y="14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5.969cm" svg:y="14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11.811cm" svg:y="14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14.732cm" svg:y="14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20.574cm" svg:y="14.7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2.54cm" svg:x="11.811cm" svg:y="5.969cm">
          <text:p text:style-name="P6">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2.54cm" svg:x="11.811cm" svg:y="8.89cm">
          <text:p text:style-name="P6">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4cm" svg:height="2.54cm" svg:x="20.574cm" svg:y="5.969cm">
          <text:p text:style-name="P1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4cm" svg:height="2.54cm" svg:x="3.048cm" svg:y="11.811cm">
          <text:p text:style-name="P1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4cm" svg:height="2.54cm" svg:x="14.732cm" svg:y="11.811cm">
          <text:p text:style-name="P1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2.54cm" svg:x="8.89cm" svg:y="11.811cm">
          <text:p text:style-name="P6">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2.54cm" svg:x="0.127cm" svg:y="14.732cm">
          <text:p text:style-name="P6">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2.54cm" svg:x="8.89cm" svg:y="14.732cm">
          <text:p text:style-name="P6">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2.54cm" svg:x="17.653cm" svg:y="11.811cm">
          <text:p text:style-name="P6">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4cm" svg:height="2.54cm" svg:x="8.89cm" svg:y="0.127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4cm" svg:height="2.54cm" svg:x="5.969cm" svg:y="5.969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4cm" svg:height="2.54cm" svg:x="17.653cm" svg:y="8.89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4cm" svg:height="2.54cm" svg:x="5.969cm" svg:y="11.811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4cm" svg:height="2.54cm" svg:x="11.811cm" svg:y="11.811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54cm" svg:height="2.54cm" svg:x="17.653cm" svg:y="14.73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368cm" fo:page-height="17.5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8T16:43:30.103831112</meta:creation-date>
    <dc:date>2017-09-18T17:02:50.492526625</dc:date>
    <meta:editing-duration>PT19M23S</meta:editing-duration>
    <meta:editing-cycles>4</meta:editing-cycles>
    <meta:generator>LibreOffice/5.4.0.3$Linux_X86_64 LibreOffice_project/40m0$Build-3</meta:generator>
    <meta:document-statistic meta:object-count="44"/>
  </office:meta>
</office:document-meta>
</file>